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RequestLoggingFilter.beforeRequest( HttpServletRequest request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RequestLoggingFilter.afterRequest( HttpServletRequest request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